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762" officeooo:paragraph-rsid="00008762"/>
    </style:style>
    <style:style style:name="P2" style:family="paragraph" style:parent-style-name="Standard">
      <style:text-properties fo:font-weight="bold" officeooo:rsid="0000ba73" officeooo:paragraph-rsid="0000ba73" fo:background-color="#ffff00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008762" officeooo:paragraph-rsid="00008762" fo:background-color="#ffff00" style:font-weight-asian="bold" style:font-weight-complex="bold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paragraph-rsid="0001f0b6"/>
    </style:style>
    <style:style style:name="T1" style:family="text">
      <style:text-properties fo:color="#c9211e" loext:opacity="100%"/>
    </style:style>
    <style:style style:name="T2" style:family="text">
      <style:text-properties officeooo:rsid="0001f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e customize image of httpd running on 8800 port and content whatever we want--------</text:p>
      <text:p text:style-name="P4"/>
      <text:p text:style-name="Standard"/>
      <text:p text:style-name="P1"/>
      <text:p text:style-name="Standard"><text:s text:c="3"/>44 <text:s/>mkdir web2</text:p>
      <text:p text:style-name="Standard"><text:s text:c="3"/>45 <text:s/>cd web2/</text:p>
      <text:p text:style-name="Standard"><text:s text:c="3"/>46 <text:s/>vim index.html</text:p>
      <text:p text:style-name="Standard"><text:tab/>helllo world this is cloud lab class by ashutosh sir!!!!!!!!!!!!!!!!!!!!!!</text:p>
      <text:p text:style-name="Standard"><text:s text:c="3"/>47 <text:s/>cat index.html</text:p>
      <text:p text:style-name="Standard"><text:s text:c="3"/>48 <text:s/>vim Dockerfile</text:p>
      <text:p text:style-name="Standard"><text:tab/>FROM httpd</text:p>
      <text:p text:style-name="Standard"><text:tab/>COPY . /usr/local/apache2/htdocs/</text:p>
      <text:p text:style-name="Standard"><text:s text:c="3"/>49 <text:s/>cat Dockerfile</text:p>
      <text:p text:style-name="Standard"><text:s text:c="3"/>50 <text:s/>docker build -t httpd:1.0 .</text:p>
      <text:p text:style-name="Standard"><text:s text:c="3"/>53 <text:s/>ip a</text:p>
      <text:p text:style-name="Standard"><text:s text:c="3"/>59 <text:s/>docker build -t httpd:1.0 .</text:p>
      <text:p text:style-name="Standard"><text:s text:c="3"/>60 <text:s/>docker run --name web2 -p 8800:80 -d httpd:1.0</text:p>
      <text:p text:style-name="Standard"><text:s text:c="2"/></text:p>
      <text:p text:style-name="Standard"/>
      <text:p text:style-name="P1">then put ip address with port number in web browser i.e <text:a xlink:type="simple" xlink:href="http://192.168.20.148:8800/" text:style-name="Internet_20_link" text:visited-style-name="Visited_20_Internet_20_Link"><text:span text:style-name="T1">http://192.168.20.148:8800</text:span></text:a></text:p>
      <text:p text:style-name="P1">-----------------------------------------------------------------------------------------------------------------------</text:p>
      <text:p text:style-name="P1"/>
      <text:p text:style-name="P2">how to push docker images file in docker hub </text:p>
      <text:p text:style-name="P1"/>
      <text:p text:style-name="P1"><text:s text:c="2"/>66 <text:s/>cd</text:p>
      <text:p text:style-name="P1"><text:s text:c="3"/>67 <text:s/>docker login</text:p>
      <text:p text:style-name="P1"><text:s text:c="3"/>68 <text:s/>cd web2/</text:p>
      <text:p text:style-name="P1"><text:s text:c="3"/>69 <text:s/>docker images</text:p>
      <text:p text:style-name="P1"><text:s text:c="3"/>70 <text:s/>docker ps</text:p>
      <text:p text:style-name="P5"><text:span text:style-name="T2">login to docker hub sites and create </text:span><text:a xlink:type="simple" xlink:href="https://hub.docker.com/repositories/vikasrai8423" text:style-name="Internet_20_link" text:visited-style-name="Visited_20_Internet_20_Link">Repositories</text:a> <text:span text:style-name="T2">then </text:span></text:p>
      <text:p text:style-name="P1"><text:s text:c="3"/>71 <text:s/>docker push vikasrai8423/hpcsalab1:1.0</text:p>
      <text:p text:style-name="P1"><text:s text:c="3"/>72 <text:s/>docker tag myweb2:1.0 vikasrai8423/hpcsalab1:1.0</text:p>
      <text:p text:style-name="P1"><text:s text:c="3"/>73 <text:s/>docker tag myp1:1.0 vikasrai8423/hpcsalab1:1.0</text:p>
      <text:p text:style-name="P1"><text:s text:c="3"/>74 <text:s/>docker images</text:p>
      <text:p text:style-name="P1"><text:s text:c="3"/>75 <text:s/>docker push vikasrai8423/hpcsalab1:1.0</text:p>
      <text:p text:style-name="P1"><text:s text:c="3"/>76 <text:s/>cd</text:p>
      <text:p text:style-name="P1"><text:s text:c="3"/>77 <text:s/>cd wed2/</text:p>
      <text:p text:style-name="P1"><text:s text:c="3"/>78 <text:s/>cd web2/</text:p>
      <text:p text:style-name="P1"><text:s text:c="3"/>79 <text:s/>ls</text:p>
      <text:p text:style-name="P1"><text:s text:c="3"/>80 <text:s/>docker tag myp1:1.0 vikasrai8423/demolab:1.0</text:p>
      <text:p text:style-name="P1"><text:s text:c="3"/>81 <text:s/>docker images</text:p>
      <text:p text:style-name="P1"><text:s text:c="3"/>82 <text:s/>docker push vikasrai8423/demolab:1.0</text:p>
      <text:p text:style-name="P1"><text:s text:c="3"/>83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20:18:57.369191019</meta:creation-date>
    <dc:date>2023-05-05T20:55:44.912632996</dc:date>
    <meta:editing-duration>PT36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7" meta:word-count="162" meta:character-count="1232" meta:non-whitespace-character-count="989"/>
  </office:meta>
</office:document-meta>
</file>